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Standard">
      <style:text-properties officeooo:rsid="001b795c" officeooo:paragraph-rsid="001b795c"/>
    </style:style>
    <style:style style:name="T1" style:family="text">
      <style:text-properties officeooo:rsid="001b795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 your responses to your peers:</text:p>
      <text:list xml:id="list3990859454" text:style-name="L1">
        <text:list-item>
          <text:p text:style-name="P2">Provide the regex code that would be required to meet the task presented. </text:p>
        </text:list-item>
        <text:list-item>
          <text:p text:style-name="P1">Describe the relevance of the task: Were regular expressions the best or only way to approach the task? What other data or tasks could be used to increase effectiveness or better achieve the goal presented? </text:p>
        </text:list-item>
      </text:list>
      <text:p text:style-name="Standard"/>
      <text:p text:style-name="Standard">Bradley Corley </text:p>
      <text:p text:style-name="Standard">How would I use the customer data file to find all customers who spent over $1200  in the past 30 days and send them all emails with a 25% discount for their loyalty? This is <text:span text:style-name="T1">relevant</text:span> because It is cheaper to keep an old client than it is to get a new one.  </text:p>
      <text:p text:style-name="Standard"/>
      <text:p text:style-name="P3">Hello Bradley,</text:p>
      <text:p text:style-name="P3"/>
      <text:p text:style-name="P3">To solve this problem I would use python’s for loops, regex patterns, variable conversion between types, and print statements. To use this database file you have to read in each record or line, then parse out that data. Then clean up the string data from the file into a float variable to do logical and mathematical comparisons. Regular expressions are the best way to pull special characters such as “$” and “ “ out of strings. From here if you can provide an email template we could generate the email and send it to the email address listed for each corresponding customer. We could of course use the email like a template and personalize the email for each customer. Please let me know how you would like to proceed. <text:s/></text:p>
      <text:p text:style-name="P3"/>
      <text:p text:style-name="P3">&lt;pre&gt;&lt;code&gt;</text:p>
      <text:p text:style-name="P3">for i in range(0, len(data), 1):</text:p>
      <text:p text:style-name="P3"><text:s text:c="4"/>test_data = data[i]["Spent Past 30 Days"]</text:p>
      <text:p text:style-name="P3"><text:s text:c="4"/>#print(test_data)</text:p>
      <text:p text:style-name="P3"><text:s text:c="4"/>new_character_pattern = ""</text:p>
      <text:p text:style-name="P3"><text:s text:c="4"/>special_character_pattern = "[\$]"</text:p>
      <text:p text:style-name="P3"><text:s text:c="4"/>test_data = re.sub(special_character_pattern, new_character_pattern,test_data) </text:p>
      <text:p text:style-name="P3"><text:s text:c="4"/>#print(test_data)</text:p>
      <text:p text:style-name="P3"><text:s text:c="4"/>special_character_pattern = "[\ ]"</text:p>
      <text:p text:style-name="P3"><text:s text:c="4"/>test_data = re.sub(special_character_pattern, new_character_pattern,test_data) </text:p>
      <text:p text:style-name="P3"><text:s text:c="4"/>#print(test_data)</text:p>
      <text:p text:style-name="P3"><text:s text:c="4"/>test_data = float(test_data)</text:p>
      <text:p text:style-name="P3"><text:s text:c="4"/>test_data = int(test_data)</text:p>
      <text:p text:style-name="P3"><text:s text:c="4"/>if(predefined_goal &lt;= test_data ):</text:p>
      <text:p text:style-name="P3"><text:s text:c="8"/>#print(data[0])</text:p>
      <text:p text:style-name="P3"><text:s text:c="8"/>print(data[i]["Name"], <text:s/>'${:,.2f}'.format(test_data),data[i]["Email"])</text:p>
      <text:p text:style-name="P3">&lt;/code&lt;/pre&gt;<text:line-break/></text:p>
      <text:p text:style-name="P3">Sample Output</text:p>
      <text:p text:style-name="P3">&lt;pre&gt;&lt;code&gt;</text:p>
      <text:p text:style-name="P3">codio@charm-prefix:~/workspace$ python3 customer.py<text:line-break/>Mamie Mason $2,149.00 m.masonason@gig.org<text:line-break/>Dr. Jorge Leonard $1,510.00 j.leonardeonard@leiwauhi.gov<text:line-break/>Sue Robertson $2,094.00 s.robertsonobertson@odejo.co<text:line-break/>Randy Griffith $2,080.00 r.griffithriffith@iptiipu.ca<text:line-break/><text:soft-page-break/>Mr. Shane Hughes $1,417.00 s.hughesughes@leh.net<text:line-break/>Larry Sparks $1,397.00 l.sparksparks@gafnecnuc.au<text:line-break/>Vera Sharp $1,632.00 v.sharpharp@vulos.edu</text:p>
      <text:p text:style-name="P3">&lt;/code&gt;&lt;/pre&gt;<text:line-break/></text:p>
      <text:p text:style-name="P3">Thank you,<text:line-break/>IT Specia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8:43:07.019000000</meta:creation-date>
    <dc:date>2018-12-11T18:59:44.841000000</dc:date>
    <meta:editing-duration>PT4M27S</meta:editing-duration>
    <meta:editing-cycles>1</meta:editing-cycles>
    <meta:document-statistic meta:table-count="0" meta:image-count="0" meta:object-count="0" meta:page-count="2" meta:paragraph-count="29" meta:word-count="331" meta:character-count="2423" meta:non-whitespace-character-count="2046"/>
    <meta:generator>LibreOffice/6.0.7.3$Windows_X86_64 LibreOffice_project/dc89aa7a9eabfd848af146d5086077aeed2ae4a5</meta:generator>
  </office:meta>
</office:document-meta>
</file>